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894" officeooo:paragraph-rsid="00046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de todo, está comprimido en .7z: <text:a xlink:type="simple" xlink:href="https://drive.google.com/file/d/18gWThzbpQunyTFgjoRPHhwZduSRy2J5k/view?usp=sharing" text:style-name="Internet_20_link" text:visited-style-name="Visited_20_Internet_20_Link">https://drive.google.com/file/d/18gWThzbpQunyTFgjoRPHhwZduSRy2J5k/view?usp=sharing</text:a></text:p>
      <text:p text:style-name="P1"/>
      <text:p text:style-name="P1">Enlace de sólo el instalador:</text:p>
      <text:p text:style-name="P1"><text:a xlink:type="simple" xlink:href="https://drive.google.com/file/d/1FI_uvhcSJxSL2atWdsf0R0xMjJRFm4Js/view?usp=sharing" text:style-name="Internet_20_link" text:visited-style-name="Visited_20_Internet_20_Link">https://drive.google.com/file/d/1FI_uvhcSJxSL2atWdsf0R0xMjJRFm4Js/view?usp=sharing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07:51:59.217000000</dc:date>
    <meta:editing-duration>PT1M20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14" meta:character-count="233" meta:non-whitespace-character-count="222"/>
  </office:meta>
</office:document-meta>
</file>